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_28_сравнениеметодовускорения_29_" style:display-name="Таблица1(сравнениеметодовускорения)" style:family="table">
      <style:table-properties style:width="6.6931in" table:align="margins"/>
    </style:style>
    <style:style style:name="Таблица1_28_сравнениеметодовускорения_29_.A" style:display-name="Таблица1(сравнениеметодовускорения).A" style:family="table-column">
      <style:table-column-properties style:column-width="2.2313in" style:rel-column-width="21845*"/>
    </style:style>
    <style:style style:name="Таблица1_28_сравнениеметодовускорения_29_.B" style:display-name="Таблица1(сравнениеметодовускорения).B" style:family="table-column">
      <style:table-column-properties style:column-width="4.4618in" style:rel-column-width="43690*"/>
    </style:style>
    <style:style style:name="Таблица1_28_сравнениеметодовускорения_29_.A1" style:display-name="Таблица1(сравнениеметодовускорения)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_28_сравнениеметодовускорения_29_.B1" style:display-name="Таблица1(сравнениеметодовускорения).B1" style:family="table-cell">
      <style:table-cell-properties fo:padding="0.0382in" fo:border="0.05pt solid #000000"/>
    </style:style>
    <style:style style:name="Таблица1_28_сравнениеметодовускорения_29_.A2" style:display-name="Таблица1(сравнениеметодовускорения).A2" style:family="table-cell">
      <style:table-cell-properties fo:padding="0.0382in" fo:border-left="0.05pt solid #000000" fo:border-right="none" fo:border-top="none" fo:border-bottom="0.05pt solid #000000"/>
    </style:style>
    <style:style style:name="Таблица1_28_сравнениеметодовускорения_29_.B2" style:display-name="Таблица1(сравнениеметодовускорения).B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_28_сравнениеметодовускорения_29_.A3" style:display-name="Таблица1(сравнениеметодовускорения)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71866" officeooo:paragraph-rsid="00171866"/>
    </style:style>
    <style:style style:name="P2" style:family="paragraph" style:parent-style-name="Standard">
      <style:text-properties officeooo:rsid="00171866" officeooo:paragraph-rsid="001819ac"/>
    </style:style>
    <style:style style:name="P3" style:family="paragraph" style:parent-style-name="Standard">
      <style:text-properties officeooo:rsid="00173e26" officeooo:paragraph-rsid="00173e26"/>
    </style:style>
    <style:style style:name="T1" style:family="text">
      <style:text-properties officeooo:rsid="00173e26"/>
    </style:style>
    <style:style style:name="T2" style:family="text">
      <style:text-properties officeooo:rsid="001819ac"/>
    </style:style>
    <style:style style:name="T3" style:family="text">
      <style:text-properties officeooo:rsid="00195d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)</text:p>
      <text:p text:style-name="P1">Вывод</text:p>
      <text:p text:style-name="P1">Было реализовано 2 итерационных алгоритма: метод Якоби и SOR(w). <text:s/>Для метода SOR(w), <text:s/>экспериментальным путем было установлено, что оптимальное значение парамтера релаксации w – 1.<text:span text:style-name="T3">0</text:span>. Было проведено сравнение количества шагов, необходимых обоим методам для достижения требуемой точности. В ходе эксперимента выяснилось, что скорость сходимости метода SOR(w) выше. Например, для матриц размера <text:span text:style-name="T3">20</text:span>x<text:span text:style-name="T3">20</text:span> метод Якоби сходится за <text:span text:style-name="T3">17</text:span> шагов, а <text:span text:style-name="T1">SOR(1.5) за 7 шагов. Матрица A выбиралась таким образом, чтобы решением системы был единичный столбец.</text:span></text:p>
      <text:p text:style-name="P3">3)</text:p>
      <text:p text:style-name="P3">Вывод</text:p>
      <text:p text:style-name="P2">Было реализовано <text:span text:style-name="T2">4</text:span> итерационных алгоритма: оптимальный итерационный процесс, чебышевское ускорение и ускорение по методу сопряженных градиентов. Эти алгоритмы ускорения применялись для метода Якоби. Было проведено сравнение количества шагов, необходимых обоим методам для достижения требуемой точности. В ходе эксперимента выяснилось, что скорость сходимости метода <text:s/>выше. Число шагов, необходимых для достижения заданной точности для описанного ниже примера приведены в таблице <text:span text:style-name="T2">1. Порядок элементов мтарицы A - , матрицы B - . Матрица A выбиралась таким образом, чтобы решением системы был единичный столбец. Начальным приближением к решению был столбец из 0.01.</text:span></text:p>
      <text:p text:style-name="P2"/>
      <table:table table:name="Таблица1(сравнениеметодовускорения)" table:style-name="Таблица1_28_сравнениеметодовускорения_29_">
        <table:table-column table:style-name="Таблица1_28_сравнениеметодовускорения_29_.A"/>
        <table:table-column table:style-name="Таблица1_28_сравнениеметодовускорения_29_.B"/>
        <table:table-row>
          <table:table-cell table:style-name="Таблица1_28_сравнениеметодовускорения_29_.A1" office:value-type="string">
            <text:p text:style-name="Table_20_Contents">Оптимальный итерационный процесс</text:p>
          </table:table-cell>
          <table:table-cell table:style-name="Таблица1_28_сравнениеметодовускорения_29_.B1" office:value-type="string">
            <text:p text:style-name="Table_20_Contents"><text:s/>шагов</text:p>
          </table:table-cell>
        </table:table-row>
        <table:table-row>
          <table:table-cell table:style-name="Таблица1_28_сравнениеметодовускорения_29_.A2" office:value-type="string">
            <text:p text:style-name="Table_20_Contents">Чебышевское ускорение</text:p>
          </table:table-cell>
          <table:table-cell table:style-name="Таблица1_28_сравнениеметодовускорения_29_.B2" office:value-type="string">
            <text:p text:style-name="Table_20_Contents">шагов</text:p>
          </table:table-cell>
        </table:table-row>
        <table:table-row>
          <table:table-cell table:style-name="Таблица1_28_сравнениеметодовускорения_29_.A3" office:value-type="string">
            <text:p text:style-name="Table_20_Contents">Ускорение по методу сопряженных градиентов</text:p>
          </table:table-cell>
          <table:table-cell table:style-name="Таблица1_28_сравнениеметодовускорения_29_.B2" office:value-type="string">
            <text:p text:style-name="Table_20_Contents"><text:s/>шагов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21:49:54.762527000</meta:creation-date>
    <dc:date>2014-11-27T15:23:38.807644000</dc:date>
    <meta:editing-duration>PT17M47S</meta:editing-duration>
    <meta:editing-cycles>2</meta:editing-cycles>
    <meta:generator>LibreOffice/4.3.0.4$MacOSX_x86 LibreOffice_project/62ad5818884a2fc2e5780dd45466868d41009ec0</meta:generator>
    <meta:document-statistic meta:table-count="1" meta:image-count="0" meta:object-count="0" meta:page-count="1" meta:paragraph-count="12" meta:word-count="177" meta:character-count="1325" meta:non-whitespace-character-count="1154"/>
  </office:meta>
</office:document-meta>
</file>